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fo:font-size="10pt" officeooo:paragraph-rsid="0007ee84" style:font-size-asian="10pt" style:font-size-complex="10pt"/>
    </style:style>
    <style:style style:name="P2" style:family="paragraph" style:parent-style-name="Standard">
      <style:text-properties style:font-name="Instrument Serif" fo:font-size="10pt" officeooo:rsid="0043fe42" officeooo:paragraph-rsid="0043fe42" style:font-name-asian="Source Han Sans HW SC" style:font-size-asian="10pt" style:font-name-complex="Liberation Mono" style:font-size-complex="10pt"/>
    </style:style>
    <style:style style:name="P3" style:family="paragraph" style:parent-style-name="Preformatted_20_Text">
      <style:text-properties style:font-name="Instrument Serif" fo:font-size="10pt" officeooo:rsid="003448cd" officeooo:paragraph-rsid="0035a4cb" style:font-name-asian="Source Han Sans HW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Instrument Serif" fo:font-size="10pt" officeooo:rsid="0035a4cb" officeooo:paragraph-rsid="003d14b8" style:font-name-asian="Source Han Sans HW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Instrument Serif" fo:font-size="10pt" officeooo:rsid="0035a4cb" officeooo:paragraph-rsid="0035a4cb" style:font-name-asian="Source Han Sans HW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Instrument Serif" fo:font-size="10pt" officeooo:rsid="003ff186" officeooo:paragraph-rsid="00366538" style:font-name-asian="Source Han Sans HW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Instrument Serif" fo:font-size="10pt" officeooo:rsid="0043303c" officeooo:paragraph-rsid="0043303c" style:font-name-asian="Source Han Sans HW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Instrument Serif" fo:font-size="10pt" officeooo:rsid="002c8269" officeooo:paragraph-rsid="0043303c" style:font-name-asian="Source Han Sans HW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Instrument Serif" fo:font-size="10pt" officeooo:paragraph-rsid="002e6a7d" style:font-size-asian="10pt" style:font-size-complex="10pt"/>
    </style:style>
    <style:style style:name="T1" style:family="text">
      <style:text-properties officeooo:rsid="0007ee84"/>
    </style:style>
    <style:style style:name="T2" style:family="text">
      <style:text-properties officeooo:rsid="0035eb81"/>
    </style:style>
    <style:style style:name="T3" style:family="text">
      <style:text-properties officeooo:rsid="0035a4cb"/>
    </style:style>
    <style:style style:name="T4" style:family="text">
      <style:text-properties officeooo:rsid="003d14b8"/>
    </style:style>
    <style:style style:name="T5" style:family="text">
      <style:text-properties fo:color="#ffffff" loext: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message"/>/<text:span text:style-name="T1">*</text:span></text:p>
      <text:p text:style-name="P2">#include this maybe</text:p>
      <text:p text:style-name="P3">Webster’s Encyclopedia Of Dictionaries New American Edition <text:span text:style-name="T2">1978</text:span></text:p>
      <text:p text:style-name="P3">VOA Learning English Word Book 14555286 <text:span text:style-name="T3">bytes</text:span></text:p>
      <text:p text:style-name="P4">How things work Standard Book Number 59042989<text:span text:style-name="T4">2</text:span></text:p>
      <text:p text:style-name="P5">Foundations of Mechanical Accuracy Library of Congress Catalog Card 73-127307</text:p>
      <text:p text:style-name="P5">The C Programming Language Second Edition Standard Book Number 131103627</text:p>
      <text:p text:style-name="P3">26 <text:span text:style-name="T3">Page</text:span> Engineer’s Mini-Notebook Communication Projects Radio Shack Cat No: 276-5015A<text:span text:style-name="T5"> (2+7+6+5+1+5)</text:span></text:p>
      <text:p text:style-name="P6"/>
      <text:p text:style-name="P7"/>
      <text:p text:style-name="P7"/>
      <text:p text:style-name="P7">The memory size is 4205260800 bytes.</text:p>
      <text:p text:style-name="P8"/>
      <text:p text:style-name="P9"><text:bookmark text:name="message Copy 1"/><text:span text:style-name="T1">*</text:span>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SC" style:font-family-asian="'Source Han Serif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23:25:57.241163418</meta:creation-date>
    <dc:title>t2</dc:title>
    <meta:editing-duration>PT9H6M33S</meta:editing-duration>
    <meta:editing-cycles>27</meta:editing-cycles>
    <meta:generator>LibreOffice/25.8.2.2$Linux_X86_64 LibreOffice_project/580$Build-2</meta:generator>
    <dc:date>2025-12-02T09:53:29.336283322</dc:date>
    <meta:print-date>2025-12-02T09:51:18.341592568</meta:print-date>
    <meta:document-statistic meta:table-count="0" meta:image-count="0" meta:object-count="0" meta:page-count="1" meta:paragraph-count="10" meta:word-count="65" meta:character-count="462" meta:non-whitespace-character-count="407"/>
    <meta:template xlink:type="simple" xlink:actuate="onRequest" xlink:title="t2" xlink:href="../../.config/libreoffice/4/user/template/t2.ott" meta:date="2025-11-27T23:25:56.251785853"/>
  </office:meta>
</office:document-meta>
</file>